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1">
      <style:text-properties officeooo:rsid="0005ea87" officeooo:paragraph-rsid="0005ea87"/>
    </style:style>
    <style:style style:name="P2" style:family="paragraph" style:parent-style-name="Heading_20_2">
      <style:text-properties officeooo:rsid="0005ea87" officeooo:paragraph-rsid="0005ea87"/>
    </style:style>
    <style:style style:name="P3" style:family="paragraph" style:parent-style-name="Heading_20_2">
      <style:text-properties officeooo:rsid="000978b1" officeooo:paragraph-rsid="000978b1"/>
    </style:style>
    <style:style style:name="P4" style:family="paragraph" style:parent-style-name="Text_20_body" style:list-style-name="L1">
      <style:text-properties officeooo:rsid="0005ea87" officeooo:paragraph-rsid="0005ea87"/>
    </style:style>
    <style:style style:name="P5" style:family="paragraph" style:parent-style-name="Text_20_body" style:list-style-name="L2">
      <style:text-properties officeooo:rsid="0005ea87" officeooo:paragraph-rsid="0005ea87"/>
    </style:style>
    <style:style style:name="P6" style:family="paragraph" style:parent-style-name="Text_20_body" style:list-style-name="L3">
      <style:text-properties officeooo:rsid="000978b1" officeooo:paragraph-rsid="000978b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Itty-Bit Battle Game Design</text:p>
      <text:h text:style-name="P1" text:outline-level="1">Summary</text:h>
      <text:h text:style-name="P1" text:outline-level="1">Mechanics</text:h>
      <text:h text:style-name="Heading_20_2" text:outline-level="2">Basic Combat:</text:h>
      <text:list xml:id="list710996984" text:style-name="L1">
        <text:list-item>
          <text:p text:style-name="P4">Player will select which unit to place by clicking on the associated unit button</text:p>
        </text:list-item>
        <text:list-item>
          <text:p text:style-name="P4">player will lay units by drawing a line of units with finger on screen </text:p>
        </text:list-item>
        <text:list-item>
          <text:p text:style-name="P4">when player releases finger from placing units they then draw a line with finger in the direction they units will move</text:p>
        </text:list-item>
        <text:list-item>
          <text:p text:style-name="P4">units will move in that direction and fight automatically</text:p>
        </text:list-item>
        <text:list-item>
          <text:p text:style-name="P4">combat is over when all units are used up or all enemy units are dead</text:p>
        </text:list-item>
      </text:list>
      <text:h text:style-name="P2" text:outline-level="2">Unit Types</text:h>
      <text:list xml:id="list1476284665" text:style-name="L2">
        <text:list-item>
          <text:p text:style-name="P5">Soldier</text:p>
        </text:list-item>
        <text:list-item>
          <text:p text:style-name="P5">armor</text:p>
        </text:list-item>
        <text:list-item>
          <text:p text:style-name="P5">air</text:p>
        </text:list-item>
      </text:list>
      <text:h text:style-name="P3" text:outline-level="2">upgrades</text:h>
      <text:list xml:id="list606408155" text:style-name="L3">
        <text:list-item>
          <text:p text:style-name="P6">More units</text:p>
        </text:list-item>
        <text:list-item>
          <text:p text:style-name="P6">place double lines of units (like =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0T13:13:20.857000000</meta:creation-date>
    <dc:date>2018-02-20T23:36:11.506000000</dc:date>
    <meta:editing-duration>PT4M24S</meta:editing-duration>
    <meta:editing-cycles>2</meta:editing-cycles>
    <meta:generator>LibreOffice/6.0.1.1$Windows_X86_64 LibreOffice_project/60bfb1526849283ce2491346ed2aa51c465abfe6</meta:generator>
    <meta:document-statistic meta:table-count="0" meta:image-count="0" meta:object-count="0" meta:page-count="1" meta:paragraph-count="16" meta:word-count="106" meta:character-count="545" meta:non-whitespace-character-count="464"/>
  </office:meta>
</office:document-meta>
</file>